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ab2" officeooo:paragraph-rsid="0010bab2"/>
    </style:style>
    <style:style style:name="P2" style:family="paragraph" style:parent-style-name="Standard">
      <style:text-properties officeooo:rsid="0010bab2" officeooo:paragraph-rsid="001b9905"/>
    </style:style>
    <style:style style:name="P3" style:family="paragraph" style:parent-style-name="Standard">
      <style:text-properties officeooo:rsid="0010bab2" officeooo:paragraph-rsid="001f5d1c"/>
    </style:style>
    <style:style style:name="P4" style:family="paragraph" style:parent-style-name="Standard">
      <style:text-properties officeooo:rsid="00153156" officeooo:paragraph-rsid="00153156"/>
    </style:style>
    <style:style style:name="P5" style:family="paragraph" style:parent-style-name="Standard">
      <style:text-properties officeooo:rsid="00153156" officeooo:paragraph-rsid="001d694d"/>
    </style:style>
    <style:style style:name="P6" style:family="paragraph" style:parent-style-name="Standard">
      <style:text-properties officeooo:rsid="00153156" officeooo:paragraph-rsid="001f5d1c"/>
    </style:style>
    <style:style style:name="P7" style:family="paragraph" style:parent-style-name="Standard">
      <style:text-properties officeooo:rsid="0019ace9" officeooo:paragraph-rsid="0019ace9"/>
    </style:style>
    <style:style style:name="P8" style:family="paragraph" style:parent-style-name="Standard">
      <style:text-properties officeooo:rsid="0019ace9" officeooo:paragraph-rsid="001d694d"/>
    </style:style>
    <style:style style:name="P9" style:family="paragraph" style:parent-style-name="Standard">
      <style:text-properties officeooo:rsid="0020d696" officeooo:paragraph-rsid="0020d696"/>
    </style:style>
    <style:style style:name="P10" style:family="paragraph" style:parent-style-name="Standard">
      <style:text-properties officeooo:rsid="00243ece" officeooo:paragraph-rsid="00243ece"/>
    </style:style>
    <style:style style:name="P11" style:family="paragraph" style:parent-style-name="Standard">
      <style:text-properties officeooo:rsid="00243ece" officeooo:paragraph-rsid="00243ece"/>
    </style:style>
    <style:style style:name="P12" style:family="paragraph" style:parent-style-name="Standard">
      <style:text-properties officeooo:rsid="00243ece" officeooo:paragraph-rsid="00262404"/>
    </style:style>
    <style:style style:name="T1" style:family="text">
      <style:text-properties officeooo:rsid="001b9905"/>
    </style:style>
    <style:style style:name="T2" style:family="text">
      <style:text-properties officeooo:rsid="001d694d"/>
    </style:style>
    <style:style style:name="T3" style:family="text">
      <style:text-properties officeooo:rsid="001f5d1c"/>
    </style:style>
    <style:style style:name="T4" style:family="text">
      <style:text-properties officeooo:rsid="0021783d"/>
    </style:style>
    <style:style style:name="T5" style:family="text">
      <style:text-properties officeooo:rsid="002278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ggers 1</text:p>
      <text:p text:style-name="P1"/>
      <text:p text:style-name="P4">CREATE DEFINER=`admin`@`localhost`</text:p>
      <text:p text:style-name="P4">TRIGGER `before_create_regatte`</text:p>
      <text:p text:style-name="P4">BEFORE INSERT ON `regatte`</text:p>
      <text:p text:style-name="P4">FOR EACH ROW</text:p>
      <text:p text:style-name="P7">BEGIN</text:p>
      <text:p text:style-name="P7">DECLARE debutChallenge DATE;</text:p>
      <text:p text:style-name="P7">DECLARE finChallenge DATE;</text:p>
      <text:p text:style-name="P7">SELECT date_debut, date_fin</text:p>
      <text:p text:style-name="P7">INTO debutChallenge, finChallenge</text:p>
      <text:p text:style-name="P7">FROM `challenge` c</text:p>
      <text:p text:style-name="P7">WHERE c.id = NEW.id_challenge;</text:p>
      <text:p text:style-name="P8">IF NEW.date &lt; debutChallenge OR NEW.date &gt; finChallenge THEN </text:p>
      <text:p text:style-name="P8">SIGNAL SQLSTATE '04031' SET MESSAGE_TEXT = 'Mauvaise date hors zone de challenge', MYSQL_ERRNO = 4031;</text:p>
      <text:p text:style-name="P7">END IF;</text:p>
      <text:p text:style-name="P7">END</text:p>
      <text:p text:style-name="P7"/>
      <text:p text:style-name="P7"/>
      <text:p text:style-name="P2">Triggers <text:span text:style-name="T1">2</text:span></text:p>
      <text:p text:style-name="P2"/>
      <text:p text:style-name="P5">CREATE DEFINER=`admin`@`localhost`</text:p>
      <text:p text:style-name="P5">TRIGGER `before_<text:span text:style-name="T2">update</text:span>_<text:span text:style-name="T2">course</text:span>`</text:p>
      <text:p text:style-name="P5">BEFORE <text:span text:style-name="T4">UPDATE </text:span>ON `<text:span text:style-name="T2">course</text:span>`</text:p>
      <text:p text:style-name="P5">FOR EACH ROW</text:p>
      <text:p text:style-name="P10">BEGIN</text:p>
      <text:p text:style-name="P10">DECLARE numeroVoile INT(6) DEFAULT 0;</text:p>
      <text:p text:style-name="P10">DECLARE<text:tab/>id_classe_voilier INT(11);</text:p>
      <text:p text:style-name="P10">SELECT COUNT(cou.id)</text:p>
      <text:p text:style-name="P10">INTO numeroVoile</text:p>
      <text:p text:style-name="P10">FROM `course` cou</text:p>
      <text:p text:style-name="P10">INNER JOIN `voilier` v</text:p>
      <text:p text:style-name="P10">ON v.id = cou.id_voilier</text:p>
      <text:p text:style-name="P10">INNER JOIN `classe` c</text:p>
      <text:p text:style-name="P10">ON c.id = v.id_classe</text:p>
      <text:p text:style-name="P10">WHERE cou.id_regatte = NEW.id_regatte</text:p>
      <text:p text:style-name="P10">AND v.id_classe = id_classe_voilier</text:p>
      <text:p text:style-name="P10">GROUP BY cou.id_regatte;</text:p>
      <text:p text:style-name="P12">SELECT id_classe</text:p>
      <text:p text:style-name="P12">INTO id_classe_voilier</text:p>
      <text:p text:style-name="P12">FROM `voilier` v</text:p>
      <text:p text:style-name="P12">WHERE v.id = NEW.id_voilier;</text:p>
      <text:p text:style-name="P10">IF numeroVoile &lt; NEW.position THEN</text:p>
      <text:p text:style-name="P10">SIGNAL SQLSTATE '04032' SET MESSAGE_TEXT = 'Place superieur on nombre de participants', MYSQL_ERRNO = 4032;</text:p>
      <text:p text:style-name="P10">END IF;</text:p>
      <text:p text:style-name="P10">END­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Triggers <text:span text:style-name="T5">3</text:span></text:p>
      <text:p text:style-name="P3"/>
      <text:p text:style-name="P3"/>
      <text:p text:style-name="P3"/>
      <text:p text:style-name="P6">CREATE DEFINER=`admin`@`localhost`</text:p>
      <text:p text:style-name="P6">TRIGGER `<text:span text:style-name="T3">before_delete_regatte</text:span>`</text:p>
      <text:p text:style-name="P6">BEFORE <text:span text:style-name="T4">DELETE </text:span>ON `<text:span text:style-name="T3">regatte</text:span>`</text:p>
      <text:p text:style-name="P6">FOR EACH ROW</text:p>
      <text:p text:style-name="P9">BEGIN</text:p>
      <text:p text:style-name="P9">DECLARE finChallenge DATE;</text:p>
      <text:p text:style-name="P9">SELECT date_fin INTO finChallenge</text:p>
      <text:p text:style-name="P9">FROM `challenge` c</text:p>
      <text:p text:style-name="P9">WHERE c.id = OLD.id_challenge;</text:p>
      <text:p text:style-name="P9">IF now() &lt; finChallenge THEN</text:p>
      <text:p text:style-name="P9">SIGNAL SQLSTATE '04033' SET MESSAGE_TEXT = 'Impossible de supprimer le challenge n\'est pas fini', MYSQL_ERRNO = 4033;</text:p>
      <text:p text:style-name="P9">END IF;</text:p>
      <text:p text:style-name="P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26:26.667558033</meta:creation-date>
    <dc:date>2017-11-03T00:53:28.901192401</dc:date>
    <meta:editing-duration>PT35M10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2" meta:paragraph-count="56" meta:word-count="204" meta:character-count="1492" meta:non-whitespace-character-count="1344"/>
  </office:meta>
</office:document-meta>
</file>